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ParameterTests.equalsAndHashCodeConsiders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ParameterTests.method( String p1 , long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ParameterTests.multipleResolveParameterType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ParameterTests.index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ParameterTests.annotatedConstructorParameterInStaticNes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Class.NestedClass( @ Param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ParameterTests.equalsAndHashCodeConsidersContain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ParameterTests.withContainingClassReturns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ParameterTests.genericConstructorParameterIn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ParameterTests.nestedWithTypeIndexReturns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ParameterTests.mutatingNestingLevelShouldNotChange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ParameterTests.annotatedConstructorParameterInInn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ParameterTests.tes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ParameterTests.withTypeIndexReturns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ParameterTests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Parame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ParameterTests.testFactor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nerClass.InnerClass( @ Param String s , Callable &lt; Integer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